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4209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7736in"/>
    </style:style>
    <style:style style:name="co6" style:family="table-column">
      <style:table-column-properties fo:break-before="auto" style:column-width="0.9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shapes>
          <draw:frame draw:z-index="0" draw:style-name="gr1" svg:width="6.3055in" svg:height="3.5398in" svg:x="4.8539in" svg:y="1.6811in">
            <draw:object draw:notify-on-update-of-ranges="Sheet1_2.J2:Sheet1_2.J9 Sheet1_2.K2:Sheet1_2.K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0</text:p>
          </table:table-cell>
          <table:table-cell office:value-type="string">
            <text:p>usw1</text:p>
          </table:table-cell>
          <table:table-cell table:number-columns-repeated="2"/>
          <table:table-cell table:style-name="ce1" office:value-type="string">
            <text:p>use1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0</text:p>
          </table:table-cell>
          <table:table-cell office:value-type="string">
            <text:p>usw1</text:p>
          </table:table-cell>
          <table:table-cell/>
          <table:table-cell office:value-type="string">
            <text:p>use1</text:p>
          </table:table-cell>
          <table:table-cell table:formula="of:=COUNTIF([.H1:.H500];[.J2])" office:value-type="float" office:value="135">
            <text:p>135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0</text:p>
          </table:table-cell>
          <table:table-cell office:value-type="string">
            <text:p>use1</text:p>
          </table:table-cell>
          <table:table-cell/>
          <table:table-cell office:value-type="string">
            <text:p>usw1</text:p>
          </table:table-cell>
          <table:table-cell table:formula="of:=COUNTIF([.H2:.H501];[.J3])" office:value-type="float" office:value="76">
            <text:p>76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0</text:p>
          </table:table-cell>
          <table:table-cell office:value-type="string">
            <text:p>apse1</text:p>
          </table:table-cell>
          <table:table-cell/>
          <table:table-cell office:value-type="string">
            <text:p>usw2</text:p>
          </table:table-cell>
          <table:table-cell table:formula="of:=COUNTIF([.H3:.H502];[.J4])" office:value-type="float" office:value="86">
            <text:p>86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0</text:p>
          </table:table-cell>
          <table:table-cell office:value-type="string">
            <text:p>apne1</text:p>
          </table:table-cell>
          <table:table-cell/>
          <table:table-cell office:value-type="string">
            <text:p>euw1</text:p>
          </table:table-cell>
          <table:table-cell table:formula="of:=COUNTIF([.H4:.H503];[.J5])" office:value-type="float" office:value="48">
            <text:p>48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</text:p>
          </table:table-cell>
          <table:table-cell office:value-type="string">
            <text:p>euw1</text:p>
          </table:table-cell>
          <table:table-cell/>
          <table:table-cell office:value-type="string">
            <text:p>apne1</text:p>
          </table:table-cell>
          <table:table-cell table:formula="of:=COUNTIF([.H5:.H504];[.J6])" office:value-type="float" office:value="52">
            <text:p>52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</text:p>
          </table:table-cell>
          <table:table-cell office:value-type="string">
            <text:p>apse2</text:p>
          </table:table-cell>
          <table:table-cell/>
          <table:table-cell office:value-type="string">
            <text:p>apse1</text:p>
          </table:table-cell>
          <table:table-cell table:formula="of:=COUNTIF([.H6:.H505];[.J7])" office:value-type="float" office:value="24">
            <text:p>24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</text:p>
          </table:table-cell>
          <table:table-cell office:value-type="string">
            <text:p>usw2</text:p>
          </table:table-cell>
          <table:table-cell/>
          <table:table-cell office:value-type="string">
            <text:p>apse2</text:p>
          </table:table-cell>
          <table:table-cell table:formula="of:=COUNTIF([.H7:.H506];[.J8])" office:value-type="float" office:value="34">
            <text:p>34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</text:p>
          </table:table-cell>
          <table:table-cell office:value-type="string">
            <text:p>use1</text:p>
          </table:table-cell>
          <table:table-cell/>
          <table:table-cell office:value-type="string">
            <text:p>sae1</text:p>
          </table:table-cell>
          <table:table-cell table:formula="of:=COUNTIF([.H8:.H507];[.J9])" office:value-type="float" office:value="43">
            <text:p>43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0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0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0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0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1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1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1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2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2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3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3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3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4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4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4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4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5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5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6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6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7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7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8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8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8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9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9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19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0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0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0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1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1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1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1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2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2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2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3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4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4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4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5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6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6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6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7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7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8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8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8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9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9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29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0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0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0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1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1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1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1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2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2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2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2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2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3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3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4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4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4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4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5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6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6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6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7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7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8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8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8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9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9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9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3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0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0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0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1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1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1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1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2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2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3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3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3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4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4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4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4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4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6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6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7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8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8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8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9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9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9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49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0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0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0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0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1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1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1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1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2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2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2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2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3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3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3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4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4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4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4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6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6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6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6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7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7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8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8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9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9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59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0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0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0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0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1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1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1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2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2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2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3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3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4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4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4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5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6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6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6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7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7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7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8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8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9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9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69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0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0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0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1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1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1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1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1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2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3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3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4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4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4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4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4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6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6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6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7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8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8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8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8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9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9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79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0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0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0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1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1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1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2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2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2</text:p>
          </table:table-cell>
          <table:table-cell office:value-type="string">
            <text:p>ap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3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3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4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4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4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5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5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5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5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6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6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6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7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7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8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8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8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9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9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9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9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8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0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0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0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0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1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1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1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1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2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2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2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2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2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3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3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3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3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4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4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4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4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5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5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5</text:p>
          </table:table-cell>
          <table:table-cell office:value-type="string">
            <text:p>eu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5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5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6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6</text:p>
          </table:table-cell>
          <table:table-cell office:value-type="string">
            <text:p>sa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6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6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7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7</text:p>
          </table:table-cell>
          <table:table-cell office:value-type="string">
            <text:p>apn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7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7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7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8</text:p>
          </table:table-cell>
          <table:table-cell office:value-type="string">
            <text:p>usw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8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8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8</text:p>
          </table:table-cell>
          <table:table-cell office:value-type="string">
            <text:p>usw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9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9</text:p>
          </table:table-cell>
          <table:table-cell office:value-type="string">
            <text:p>apse2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9</text:p>
          </table:table-cell>
          <table:table-cell office:value-type="string">
            <text:p>use1</text:p>
          </table:table-cell>
          <table:table-cell table:number-columns-repeated="3"/>
        </table:table-row>
        <table:table-row table:style-name="ro1">
          <table:table-cell office:value-type="string">
            <text:p>SET</text:p>
          </table:table-cell>
          <table:table-cell office:value-type="string">
            <text:p>S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768">
            <text:p>32768</text:p>
          </table:table-cell>
          <table:table-cell office:value-type="string">
            <text:p>my-bucket</text:p>
          </table:table-cell>
          <table:table-cell office:value-type="string">
            <text:p>my-object-99</text:p>
          </table:table-cell>
          <table:table-cell office:value-type="string">
            <text:p>usw1</text:p>
          </table:table-cell>
          <table:table-cell table:number-columns-repeated="3"/>
        </table:table-row>
      </table:table>
      <table:named-expressions/>
      <table:database-ranges>
        <table:database-range table:name="__Anonymous_DB__1" table:target-range-address="Sheet1_2.H1:Sheet1_2.H1048576"/>
        <table:database-range table:name="__Anonymous_Sheet_DB__0" table:target-range-address="Sheet1_2.A1:Sheet1_2.H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Bilbray</meta:initial-creator>
    <meta:creation-date>2014-11-18T09:35:20</meta:creation-date>
    <dc:date>2014-11-21T12:14:41</dc:date>
    <dc:creator>Kyle Bilbray</dc:creator>
    <meta:editing-duration>P3DT2H12M52S</meta:editing-duration>
    <meta:editing-cycles>1</meta:editing-cycles>
    <meta:document-statistic meta:table-count="1" meta:cell-count="401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8.992cm" xlink:href=".." xlink:type="simple" chart:class="chart:bar" chart:style-name="ch1">
        <chart:title svg:x="5.795cm" svg:y="0.315cm" chart:style-name="ch2">
          <text:p>Fragment Distribution</text:p>
        </chart:title>
        <chart:plot-area chart:style-name="ch3" table:cell-range-address="Sheet1_2.J2:Sheet1_2.K9" chart:data-source-has-labels="column" svg:x="1.331cm" svg:y="1.631cm" svg:width="14.046cm" svg:height="6.201cm">
          <chartooo:coordinate-region svg:x="2.138cm" svg:y="1.83cm" svg:width="13.239cm" svg:height="5.355cm"/>
          <chart:axis chart:dimension="x" chart:name="primary-x" chart:style-name="ch4" chartooo:axis-type="auto">
            <chartooo:date-scale/>
            <chart:title svg:x="7.768cm" svg:y="8.011cm" chart:style-name="ch5">
              <text:p>Region</text:p>
            </chart:title>
            <chart:categories table:cell-range-address="Sheet1_2.J2:Sheet1_2.J9"/>
          </chart:axis>
          <chart:axis chart:dimension="y" chart:name="primary-y" chart:style-name="ch6">
            <chart:title svg:x="0.451cm" svg:y="6.296cm" chart:style-name="ch7">
              <text:p>Number of fragments</text:p>
            </chart:title>
            <chart:grid chart:style-name="ch8" chart:class="major"/>
          </chart:axis>
          <chart:series chart:style-name="ch9" chart:values-cell-range-address="Sheet1_2.K2:Sheet1_2.K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use1</text:p>
                <draw:g>
                  <svg:desc>Sheet1_2.J2:Sheet1_2.J9</svg:desc>
                </draw:g>
              </table:table-cell>
              <table:table-cell office:value-type="float" office:value="135">
                <text:p>135</text:p>
                <draw:g>
                  <svg:desc>Sheet1_2.K2:Sheet1_2.K9</svg:desc>
                </draw:g>
              </table:table-cell>
            </table:table-row>
            <table:table-row>
              <table:table-cell office:value-type="string">
                <text:p>usw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usw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euw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apne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pse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pse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ae1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